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Ubuntu" fo:font-size="14pt" fo:letter-spacing="normal" fo:font-style="normal" fo:font-weight="normal" style:font-size-asian="14pt" style:font-size-complex="14pt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Ubuntu" fo:font-size="14pt" fo:letter-spacing="normal" fo:font-style="normal" fo:font-weight="normal" officeooo:paragraph-rsid="00192288" style:font-size-asian="14pt" style:font-size-complex="14pt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Ubuntu" fo:font-size="16pt" fo:letter-spacing="normal" fo:font-style="normal" fo:font-weight="bold" officeooo:rsid="00192288" officeooo:paragraph-rsid="00192288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Ubuntu" fo:font-size="14pt" fo:letter-spacing="normal" fo:font-style="normal" fo:font-weight="normal" style:font-size-asian="14pt" style:font-size-complex="14pt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Ubuntu" fo:font-size="14pt" fo:letter-spacing="normal" fo:font-style="normal" fo:font-weight="normal" officeooo:paragraph-rsid="00192288" style:font-size-asian="14pt" style:font-size-complex="14pt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Ubuntu" fo:font-size="14pt" fo:letter-spacing="normal" fo:font-style="normal" fo:font-weight="normal" fo:background-color="#fff200" style:font-size-asian="14pt" style:font-size-complex="14pt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Ubuntu" fo:font-size="14pt" fo:letter-spacing="normal" fo:background-color="#fff200" style:font-size-asian="14pt" style:font-size-complex="14pt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Ubuntu" fo:font-size="14pt" fo:letter-spacing="normal" officeooo:paragraph-rsid="00192288" fo:background-color="#fff200" style:font-size-asian="14pt" style:font-size-complex="14pt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192288"/>
    </style:style>
    <style:style style:name="T3" style:family="text">
      <style:text-properties officeooo:rsid="00192288"/>
    </style:style>
    <style:style style:name="T4" style:family="text">
      <style:text-properties officeooo:rsid="001aa7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Сверстать страницу с ценовыми колонками по макету</text:p>
      <text:p text:style-name="P2"/>
      <text:p text:style-name="P9"><text:span text:style-name="T2">1. Г</text:span><text:span text:style-name="T1">ибк</text:span><text:span text:style-name="T2">ое</text:span><text:span text:style-name="T1"> отображение под все устройтсва (мобильные и десктоп).</text:span></text:p>
      <text:p text:style-name="P3"/>
      <text:p text:style-name="P9"><text:span text:style-name="T2">2. З</text:span><text:span text:style-name="T1">а минимальную ширину экрана взять 320px</text:span></text:p>
      <text:p text:style-name="P2"/>
      <text:p text:style-name="P7"><text:span text:style-name="T3">3. </text:span>Высота блоков должна быть эквивалентной, но не фиксированной (это значит что высота всех блоков должна быть равна высоте самого большого блока)</text:p>
      <text:p text:style-name="P2"/>
      <text:p text:style-name="P3"><text:span text:style-name="T3">4. </text:span>Списковые элементы так же не должны быть фиксированной высоты.</text:p>
      <text:p text:style-name="P3"/>
      <text:p text:style-name="P3"><text:span text:style-name="T3">5. Т</text:span>екст <text:span text:style-name="T4">списковых элементов</text:span> должен быть однострочным (это значит что не должен переноситься на другую строку если текст будет длинее ширины блока)</text:p>
      <text:p text:style-name="P2"/>
      <text:p text:style-name="P2"><text:span text:style-name="T3">6. </text:span>Стили колонок должны быть одного класса, цвет колонки задается параметрально (это значит что у колонок не должно быть индивидуальных стилей позиционирования)</text:p>
      <text:p text:style-name="P2"/>
      <text:p text:style-name="P7"><text:span text:style-name="T3">7. </text:span>Высота блоков с описанием должна быть эквивалентной, не зависимо от содержания</text:p>
      <text:p text:style-name="P2"/>
      <text:p text:style-name="P7"><text:span text:style-name="T3">8. </text:span>Кнопки "ORDER NOW" должны быть на одной линии, не зависимо от количества списковых элементов</text:p>
      <text:p text:style-name="P2"/>
      <text:p text:style-name="P8"><text:span text:style-name="T2">9. </text:span><text:span text:style-name="T1">Для иконок можно взять awesome fonts, можно и юникодными символами, на ваше усмотрение</text:span></text:p>
      <text:p text:style-name="P2"/>
      <text:p text:style-name="P7"><text:span text:style-name="T3">10. </text:span>Использование javascript исключено, только html+css, плюсом будет если Вы решите стили на sas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15:33:49.322434839</meta:creation-date>
    <dc:date>2019-09-02T19:18:30.634038271</dc:date>
    <meta:editing-duration>PT23M2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154" meta:character-count="1036" meta:non-whitespace-character-count="893"/>
  </office:meta>
</office:document-meta>
</file>